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4ecb5" officeooo:paragraph-rsid="0004ec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ecb5" officeooo:paragraph-rsid="0004ecb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4ecb5" officeooo:paragraph-rsid="0004e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d’élaboration de la fonctionnalité de file d’attente projet URBA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Tache </text:p>
          </table:table-cell>
          <table:table-cell table:style-name="Tableau1.A1" office:value-type="string">
            <text:p text:style-name="P4">Date </text:p>
          </table:table-cell>
          <table:table-cell table:style-name="Tableau1.C1" office:value-type="string">
            <text:p text:style-name="P4">Intervenant </text:p>
          </table:table-cell>
        </table:table-row>
        <table:table-row>
          <table:table-cell table:style-name="Tableau1.A2" office:value-type="string">
            <text:p text:style-name="P4">Analyse des besoins relatifs à la fonctionnalités au niveau de l’application (GUI et code source) 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4">Brice TCHAMI / Bruno OWONA / Fabrice TAGNE</text:p>
          </table:table-cell>
        </table:table-row>
        <table:table-row>
          <table:table-cell table:style-name="Tableau1.A2" office:value-type="string">
            <text:p text:style-name="P4">Analyse et implémentation des modifications en Base de données nécessaire à la réalisation de la fonction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4">Brice TCHAMI / Bruno OWONA / Fabrice TAGNE</text:p>
          </table:table-cell>
        </table:table-row>
        <table:table-row>
          <table:table-cell table:style-name="Tableau1.A2" office:value-type="string">
            <text:p text:style-name="P4">Implémentation du code source (GUI et code python) 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4">Dominique OWON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57:30.964963431</meta:creation-date>
    <dc:date>2021-05-03T12:03:47.715218925</dc:date>
    <meta:editing-duration>PT6M21S</meta:editing-duration>
    <meta:editing-cycles>1</meta:editing-cycles>
    <meta:document-statistic meta:table-count="1" meta:image-count="0" meta:object-count="0" meta:page-count="1" meta:paragraph-count="10" meta:word-count="70" meta:character-count="449" meta:non-whitespace-character-count="384"/>
    <meta:generator>LibreOffice/6.4.4.2$Linux_X86_64 LibreOffice_project/40$Build-2</meta:generator>
  </office:meta>
</office:document-meta>
</file>